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57cm"/>
    </style:style>
    <style:style style:name="co2" style:family="table-column">
      <style:table-column-properties fo:break-before="auto" style:column-width="4.263cm"/>
    </style:style>
    <style:style style:name="co3" style:family="table-column">
      <style:table-column-properties fo:break-before="auto" style:column-width="13.804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ce2" style:family="table-cell" style:parent-style-name="Default">
      <style:table-cell-properties fo:background-color="#000000" fo:wrap-option="wrap" style:vertical-align="middle"/>
      <style:text-properties fo:color="#ffffff" fo:font-weight="bold" style:font-weight-asian="bold" style:font-weight-complex="bold"/>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number-columns-repeated="1024"/>
        </table:table-row>
        <table:table-row table:style-name="ro1">
          <table:table-cell table:style-name="ce2" office:value-type="string">
            <text:p>type</text:p>
          </table:table-cell>
          <table:table-cell table:style-name="ce2" office:value-type="string">
            <text:p>events</text:p>
          </table:table-cell>
          <table:table-cell table:style-name="ce2" office:value-type="string">
            <text:p>message</text:p>
          </table:table-cell>
          <table:table-cell table:number-columns-repeated="1021"/>
        </table:table-row>
        <table:table-row table:style-name="ro2">
          <table:table-cell office:value-type="string">
            <text:p>enemy</text:p>
          </table:table-cell>
          <table:table-cell office:value-type="string">
            <text:p>birdy</text:p>
          </table:table-cell>
          <table:table-cell office:value-type="string">
            <text:p>Look, it's a small BIRDY! It's so small and so cute... it also sings oh so happy. Don't you bother it much, though... it won't like it.</text:p>
          </table:table-cell>
          <table:table-cell table:number-columns-repeated="1021"/>
        </table:table-row>
        <table:table-row table:style-name="ro2">
          <table:table-cell office:value-type="string">
            <text:p>enemy</text:p>
          </table:table-cell>
          <table:table-cell office:value-type="string">
            <text:p>butterflies</text:p>
          </table:table-cell>
          <table:table-cell office:value-type="string">
            <text:p>Oh, oh! Look... BUTTERFLIES! Have you ever seen anything oh so pretty? Don't you waste too much time celebrating their beauty, though – we have a ball to attend.</text:p>
          </table:table-cell>
          <table:table-cell table:number-columns-repeated="1021"/>
        </table:table-row>
        <table:table-row table:style-name="ro2">
          <table:table-cell office:value-type="string">
            <text:p>enemy</text:p>
          </table:table-cell>
          <table:table-cell office:value-type="string">
            <text:p>carriage</text:p>
          </table:table-cell>
          <table:table-cell office:value-type="string">
            <text:p>Well, the path is blocked by a CARRIAGE. They are beautiful transportation, all right, but are oh so slow... maybe we ought to find another path.</text:p>
          </table:table-cell>
          <table:table-cell table:number-columns-repeated="1021"/>
        </table:table-row>
        <table:table-row table:style-name="ro2">
          <table:table-cell office:value-type="string">
            <text:p>enemy</text:p>
          </table:table-cell>
          <table:table-cell office:value-type="string">
            <text:p>elephant</text:p>
          </table:table-cell>
          <table:table-cell office:value-type="string">
            <text:p>Look, a baby loxodonta africana! Well, most people would just call it an ELEPHANT. It's oh so rude. They are cute, intelligent animals with the niftiest ears.</text:p>
          </table:table-cell>
          <table:table-cell table:number-columns-repeated="1021"/>
        </table:table-row>
        <table:table-row table:style-name="ro2">
          <table:table-cell office:value-type="string">
            <text:p>enemy</text:p>
          </table:table-cell>
          <table:table-cell office:value-type="string">
            <text:p>footboy</text:p>
          </table:table-cell>
          <table:table-cell office:value-type="string">
            <text:p>Oh, sheesh! There goes Fabrizio and his soccer ball. BOYS are so careless when they're playing. Watch out or he may get you dirty.</text:p>
          </table:table-cell>
          <table:table-cell table:number-columns-repeated="1021"/>
        </table:table-row>
        <table:table-row table:style-name="ro3">
          <table:table-cell office:value-type="string">
            <text:p>enemy</text:p>
          </table:table-cell>
          <table:table-cell office:value-type="string">
            <text:p>giraffe</text:p>
          </table:table-cell>
          <table:table-cell office:value-type="string">
            <text:p>A giraffa camelopardalis! People thought they were legend, and you can totally see why: so many dots, so many horns and oh so much neck. GIRAFFES are kinda cute, don't you think?</text:p>
          </table:table-cell>
          <table:table-cell table:number-columns-repeated="1021"/>
        </table:table-row>
        <table:table-row table:style-name="ro2">
          <table:table-cell office:value-type="string">
            <text:p>enemy</text:p>
          </table:table-cell>
          <table:table-cell office:value-type="string">
            <text:p>hawk</text:p>
          </table:table-cell>
          <table:table-cell office:value-type="string">
            <text:p>My, oh my! You disturbed that fellow birdy, didn't you? Now here comes her MOMMY BIRD and she's not happy... would you care to run?</text:p>
          </table:table-cell>
          <table:table-cell table:number-columns-repeated="1021"/>
        </table:table-row>
        <table:table-row table:style-name="ro3">
          <table:table-cell office:value-type="string">
            <text:p>enemy</text:p>
          </table:table-cell>
          <table:table-cell office:value-type="string">
            <text:p>lion</text:p>
          </table:table-cell>
          <table:table-cell office:value-type="string">
            <text:p>Oh, I just love panthera leos – or LIONS, if you must. They are just big, fat, cute kittys for me, but I guess you people are oh so scared of them, right? Maybe a little kindness would help.</text:p>
          </table:table-cell>
          <table:table-cell table:number-columns-repeated="1021"/>
        </table:table-row>
        <table:table-row table:style-name="ro2">
          <table:table-cell office:value-type="string">
            <text:p>enemy</text:p>
          </table:table-cell>
          <table:table-cell office:value-type="string">
            <text:p>monkey</text:p>
          </table:table-cell>
          <table:table-cell office:value-type="string">
            <text:p>Watch out for that green, furry little kid up there! Oh, it's a MONKEY, you say? He seems not nice. I wonder why he has so many bananas...</text:p>
          </table:table-cell>
          <table:table-cell table:number-columns-repeated="1021"/>
        </table:table-row>
        <table:table-row table:style-name="ro2">
          <table:table-cell office:value-type="string">
            <text:p>enemy</text:p>
          </table:table-cell>
          <table:table-cell office:value-type="string">
            <text:p>old lady</text:p>
          </table:table-cell>
          <table:table-cell office:value-type="string">
            <text:p>Oh, it's MRS KLEENER. It's oh so nice to see someone cleaning and taking care of things. She deserves a kiss, but watch out for the dust.</text:p>
          </table:table-cell>
          <table:table-cell table:number-columns-repeated="1021"/>
        </table:table-row>
        <table:table-row table:style-name="ro3">
          <table:table-cell office:value-type="string">
            <text:p>enemy</text:p>
          </table:table-cell>
          <table:table-cell office:value-type="string">
            <text:p>penguin</text:p>
          </table:table-cell>
          <table:table-cell office:value-type="string">
            <text:p>Hey, what's that? Oh it is a fat, cute flightless bird. They call it a PENGUIN – it's a smart, friendly, stable and virus free bird with lots of great open software avaiable. Wait, am I confusing the bird with the OS? Ah, whatever, both are just great!</text:p>
          </table:table-cell>
          <table:table-cell table:number-columns-repeated="1021"/>
        </table:table-row>
        <table:table-row table:style-name="ro2">
          <table:table-cell office:value-type="string">
            <text:p>enemy</text:p>
          </table:table-cell>
          <table:table-cell office:value-type="string">
            <text:p>schnauzer</text:p>
          </table:table-cell>
          <table:table-cell office:value-type="string">
            <text:p>Oh, what a cute little fellow, that dog! Wait, it's also appears oh so mad. SCHNAUZERS may be a little angry, but they sure love a little kindness.</text:p>
          </table:table-cell>
          <table:table-cell table:number-columns-repeated="1021"/>
        </table:table-row>
        <table:table-row table:style-name="ro3">
          <table:table-cell office:value-type="string">
            <text:p>enemy</text:p>
          </table:table-cell>
          <table:table-cell office:value-type="string">
            <text:p>viking ship</text:p>
          </table:table-cell>
          <table:table-cell office:value-type="string">
            <text:p>My, oh my! A VIKING SHIP! The old norse would travel anywhere on these, but you wouldn't want to listen to their filthy language. They don't care much for kindness or cuteness either, so why won't we just leave, uh? Please?</text:p>
          </table:table-cell>
          <table:table-cell table:number-columns-repeated="1021"/>
        </table:table-row>
        <table:table-row table:style-name="ro2">
          <table:table-cell office:value-type="string">
            <text:p>place</text:p>
          </table:table-cell>
          <table:table-cell office:value-type="string">
            <text:p>bathhouse</text:p>
          </table:table-cell>
          <table:table-cell office:value-type="string">
            <text:p>Look, princess, it's a BATHHOUSE! When you get dirty, you should come here to clean yourself. You wouldn't want to attend the ball filthy, would you?</text:p>
          </table:table-cell>
          <table:table-cell table:number-columns-repeated="1021"/>
        </table:table-row>
        <table:table-row table:style-name="ro3">
          <table:table-cell office:value-type="string">
            <text:p>place</text:p>
          </table:table-cell>
          <table:table-cell office:value-type="string">
            <text:p>accessory hall</text:p>
          </table:table-cell>
          <table:table-cell office:value-type="string">
            <text:p>Wow! Don't you just love accessories? Here, in the ACCESSORY HALL, you'll be able to decorate yourself up so you look astonishing. Many people here prefer swords and shields, but as for me, I think strenght lies on cute ribbons and cool shades.</text:p>
          </table:table-cell>
          <table:table-cell table:number-columns-repeated="1021"/>
        </table:table-row>
        <table:table-row table:style-name="ro3">
          <table:table-cell office:value-type="string">
            <text:p>place</text:p>
          </table:table-cell>
          <table:table-cell office:value-type="string">
            <text:p>cinderella's castle</text:p>
          </table:table-cell>
          <table:table-cell office:value-type="string">
            <text:p>This is CINDERELLA'S CASTLE. It is oh so big and classy. Let's go inside say hello, and maybe ask what she will wear to the next ball. It is always bad to show up with the same clothes.</text:p>
          </table:table-cell>
          <table:table-cell table:number-columns-repeated="1021"/>
        </table:table-row>
        <table:table-row table:style-name="ro2">
          <table:table-cell office:value-type="string">
            <text:p>place</text:p>
          </table:table-cell>
          <table:table-cell office:value-type="string">
            <text:p>drains</text:p>
          </table:table-cell>
          <table:table-cell office:value-type="string">
            <text:p>Eew! These DRAINS take away the dirty water, leaving streets dry and clean. Please don't bathe on that water, or you'll get filthy. Be careful!</text:p>
          </table:table-cell>
          <table:table-cell table:number-columns-repeated="1021"/>
        </table:table-row>
        <table:table-row table:style-name="ro2">
          <table:table-cell office:value-type="string">
            <text:p>place</text:p>
          </table:table-cell>
          <table:table-cell office:value-type="string">
            <text:p>dress tower</text:p>
          </table:table-cell>
          <table:table-cell office:value-type="string">
            <text:p>All girls dream of coming to the DRESS TOWER. Here you will find all sorts of chic and marvelous dresses. Bet you'll take your time checking them out, right?</text:p>
          </table:table-cell>
          <table:table-cell table:number-columns-repeated="1021"/>
        </table:table-row>
        <table:table-row table:style-name="ro2">
          <table:table-cell office:value-type="string">
            <text:p>place</text:p>
          </table:table-cell>
          <table:table-cell office:value-type="string">
            <text:p>gateway</text:p>
          </table:table-cell>
          <table:table-cell office:value-type="string">
            <text:p>This is a GATEWAY, connecting different streets on the city. Don't forget to use them to visit every street you can. Oh, it is just so exciting to visit new places!</text:p>
          </table:table-cell>
          <table:table-cell table:number-columns-repeated="1021"/>
        </table:table-row>
        <table:table-row table:style-name="ro3">
          <table:table-cell office:value-type="string">
            <text:p>place</text:p>
          </table:table-cell>
          <table:table-cell office:value-type="string">
            <text:p>madeleine's house</text:p>
          </table:table-cell>
          <table:table-cell office:value-type="string">
            <text:p>Well, as you know, this is YOUR CASTLE. You may return here if you are really impatient to go to the ball, and also to see what were you wearing last night, so you don't repeat yourself.</text:p>
          </table:table-cell>
          <table:table-cell table:number-columns-repeated="1021"/>
        </table:table-row>
        <table:table-row table:style-name="ro3">
          <table:table-cell office:value-type="string">
            <text:p>place</text:p>
          </table:table-cell>
          <table:table-cell office:value-type="string">
            <text:p>magic beauty parlor</text:p>
          </table:table-cell>
          <table:table-cell office:value-type="string">
            <text:p>Princess, look! That's my favourite building – the MAGIC BEAUTY SALON! At it, you'll be able to change haircuts, and even skin tone. I don't really know how they do it... maybe that's why it's magical. It won't help you earn any glamour, though.</text:p>
          </table:table-cell>
          <table:table-cell table:number-columns-repeated="1021"/>
        </table:table-row>
        <table:table-row table:style-name="ro3">
          <table:table-cell office:value-type="string">
            <text:p>place</text:p>
          </table:table-cell>
          <table:table-cell office:value-type="string">
            <text:p>Make-up tower</text:p>
          </table:table-cell>
          <table:table-cell office:value-type="string">
            <text:p>I just love make-up, but you totally can't tell, right? That's because I get it on the MAKE-UP TOWER, where all cosmetics are oh so great and magical! You can look like another person with them, but you young girls don't even need it, do you?</text:p>
          </table:table-cell>
          <table:table-cell table:number-columns-repeated="1021"/>
        </table:table-row>
        <table:table-row table:style-name="ro2">
          <table:table-cell office:value-type="string">
            <text:p>place</text:p>
          </table:table-cell>
          <table:table-cell office:value-type="string">
            <text:p>Rapunzel's Villa</text:p>
          </table:table-cell>
          <table:table-cell office:value-type="string">
            <text:p>That's RAPUNZEL'S VILLA. She prefer ground buildings after all those towers incidents, you know? I totally envy her hair, but I guess we could drop by and say hello.</text:p>
          </table:table-cell>
          <table:table-cell table:number-columns-repeated="1021"/>
        </table:table-row>
        <table:table-row table:style-name="ro3">
          <table:table-cell office:value-type="string">
            <text:p>place</text:p>
          </table:table-cell>
          <table:table-cell office:value-type="string">
            <text:p>Shoe's shop</text:p>
          </table:table-cell>
          <table:table-cell office:value-type="string">
            <text:p>My oh my, look at those shoes! I know I can fly, but I like style and fashion too, you know? I wouldn't mind if you decided to spend some quality time in the SHOE'S SHOP, really. You can thank me later.</text:p>
          </table:table-cell>
          <table:table-cell table:number-columns-repeated="1021"/>
        </table:table-row>
        <table:table-row table:style-name="ro3">
          <table:table-cell office:value-type="string">
            <text:p>place</text:p>
          </table:table-cell>
          <table:table-cell office:value-type="string">
            <text:p>sleeping beauty's palace</text:p>
          </table:table-cell>
          <table:table-cell office:value-type="string">
            <text:p>If this is SLEEPING BEAUTY'S PALACE, you ask? Of course, but you can call her Talia. You can tell she's oh so elegant and chic by her home, can't you? Let's go in – maybe she has some tips on what you should wear.</text:p>
          </table:table-cell>
          <table:table-cell table:number-columns-repeated="1021"/>
        </table:table-row>
        <table:table-row table:style-name="ro2">
          <table:table-cell office:value-type="string">
            <text:p>place</text:p>
          </table:table-cell>
          <table:table-cell office:value-type="string">
            <text:p>snow-white's castle</text:p>
          </table:table-cell>
          <table:table-cell office:value-type="string">
            <text:p>Isn't SNOW WHITE'S CASTLE oh so cute and cozy? Let's go meet her, for she is my favourite princess in the whole world... except for you dearie, of course.</text:p>
          </table:table-cell>
          <table:table-cell table:number-columns-repeated="1021"/>
        </table:table-row>
        <table:table-row table:style-name="ro3">
          <table:table-cell office:value-type="string">
            <text:p>place</text:p>
          </table:table-cell>
          <table:table-cell office:value-type="string">
            <text:p>zoo</text:p>
          </table:table-cell>
          <table:table-cell office:value-type="string">
            <text:p>Look, look, a ZOO! Oh, I just love to see all kinds of animals that share this world with us. They are oh so cute and lovely. I'd prefer if they were free in the wild, but then I wouldn't get to see them, I suppose. Keep your eyes on them.</text:p>
          </table:table-cell>
          <table:table-cell table:number-columns-repeated="1021"/>
        </table:table-row>
        <table:table-row table:style-name="ro2">
          <table:table-cell office:value-type="string">
            <text:p>event</text:p>
          </table:table-cell>
          <table:table-cell office:value-type="string">
            <text:p>dirty</text:p>
          </table:table-cell>
          <table:table-cell office:value-type="string">
            <text:p>Ouch! Look, princess, you and your dress are now a little dirty. Getting to the ball dirty will make you lose some glamour, so try to keep yourself... higienic, ok?</text:p>
          </table:table-cell>
          <table:table-cell table:number-columns-repeated="1021"/>
        </table:table-row>
        <table:table-row table:style-name="ro2">
          <table:table-cell office:value-type="string">
            <text:p>event</text:p>
          </table:table-cell>
          <table:table-cell office:value-type="string">
            <text:p>Dirty 2</text:p>
          </table:table-cell>
          <table:table-cell office:value-type="string">
            <text:p>Watch out, dearie! You got even dirtier, and I would suggest you cleaned yourself up before the ball, ok? Why don't you look for the Bathhouse?</text:p>
          </table:table-cell>
          <table:table-cell table:number-columns-repeated="1021"/>
        </table:table-row>
        <table:table-row table:style-name="ro3">
          <table:table-cell office:value-type="string">
            <text:p>event</text:p>
          </table:table-cell>
          <table:table-cell office:value-type="string">
            <text:p>Dirty 3</text:p>
          </table:table-cell>
          <table:table-cell office:value-type="string">
            <text:p>Come on, princess! You are now as dirty as it gets. Going to the ball like this would be oh so embarassing. No way... uh, uh. Go take a bath and stop getting filthy my little piggy princess.</text:p>
          </table:table-cell>
          <table:table-cell table:number-columns-repeated="1021"/>
        </table:table-row>
        <table:table-row table:style-name="ro3">
          <table:table-cell office:value-type="string">
            <text:p>event</text:p>
          </table:table-cell>
          <table:table-cell office:value-type="string">
            <text:p>Save Game</text:p>
          </table:table-cell>
          <table:table-cell office:value-type="string">
            <text:p>You can save your game by pausing and selecting the Save Game option. Neat, huh? This way you can resume from where you left off, and keep you glamour score. Ahh... technology if just great!</text:p>
          </table:table-cell>
          <table:table-cell table:number-columns-repeated="1021"/>
        </table:table-row>
        <table:table-row table:style-name="ro2">
          <table:table-cell office:value-type="string">
            <text:p>event</text:p>
          </table:table-cell>
          <table:table-cell office:value-type="string">
            <text:p>day start 1</text:p>
          </table:table-cell>
          <table:table-cell office:value-type="string">
            <text:p>Hello again, princess! We have much to see and wear before the ball tonight. Let's get going, becouse today you will rock the ball! He, he, I always wanted to say that.</text:p>
          </table:table-cell>
          <table:table-cell table:number-columns-repeated="1021"/>
        </table:table-row>
        <table:table-row table:style-name="ro2">
          <table:table-cell office:value-type="string">
            <text:p>event</text:p>
          </table:table-cell>
          <table:table-cell office:value-type="string">
            <text:p>day start 2</text:p>
          </table:table-cell>
          <table:table-cell office:value-type="string">
            <text:p>My, oh my, princess! I think you overslept. Let us go already, I have so many dresses and shoes to try on. Oh, I mean... 'you' have many things to try on.</text:p>
          </table:table-cell>
          <table:table-cell table:number-columns-repeated="1021"/>
        </table:table-row>
        <table:table-row table:style-name="ro2">
          <table:table-cell office:value-type="string">
            <text:p>event</text:p>
          </table:table-cell>
          <table:table-cell office:value-type="string">
            <text:p>day start 3</text:p>
          </table:table-cell>
          <table:table-cell office:value-type="string">
            <text:p>Did you see those boys in the ball? They are all so cute and handsome when not covered in mud and chasing a football. Oh, if I were a young fairy again...</text:p>
          </table:table-cell>
          <table:table-cell table:number-columns-repeated="1021"/>
        </table:table-row>
        <table:table-row table:style-name="ro2">
          <table:table-cell office:value-type="string">
            <text:p>event</text:p>
          </table:table-cell>
          <table:table-cell office:value-type="string">
            <text:p>day start 4</text:p>
          </table:table-cell>
          <table:table-cell office:value-type="string">
            <text:p>New day, new hope. Maybe we can make you prettier than Snow White today... oh she's so pretty. I mean... you are so pretty also!</text:p>
          </table:table-cell>
          <table:table-cell table:number-columns-repeated="1021"/>
        </table:table-row>
        <table:table-row table:style-name="ro2">
          <table:table-cell office:value-type="string">
            <text:p>event</text:p>
          </table:table-cell>
          <table:table-cell office:value-type="string">
            <text:p>day start 5</text:p>
          </table:table-cell>
          <table:table-cell office:value-type="string">
            <text:p>Hello, dearie! I'm happy because I danced all night yesterday... I bet you love valse, but you have not really tasted it until you do it flying.</text:p>
          </table:table-cell>
          <table:table-cell table:number-columns-repeated="1021"/>
        </table:table-row>
        <table:table-row table:style-name="ro3">
          <table:table-cell office:value-type="string">
            <text:p>event</text:p>
          </table:table-cell>
          <table:table-cell office:value-type="string">
            <text:p>day start 6</text:p>
          </table:table-cell>
          <table:table-cell office:value-type="string">
            <text:p>Good morning, dearie! My, you look so pretty already. It's a shame you can't wear that again tonight. Why not? Well, because a glamorous woman should not repeat her outfit twice in a row. Hey! What's that about my outfit...!?</text:p>
          </table:table-cell>
          <table:table-cell table:number-columns-repeated="1021"/>
        </table:table-row>
        <table:table-row table:style-name="ro2">
          <table:table-cell office:value-type="string">
            <text:p>event</text:p>
          </table:table-cell>
          <table:table-cell office:value-type="string">
            <text:p>day start 7</text:p>
          </table:table-cell>
          <table:table-cell office:value-type="string">
            <text:p>All right, all right! I 'will' take you to see new shoes, but only if today we go see those new fairy wands. I hear they are great...</text:p>
          </table:table-cell>
          <table:table-cell table:number-columns-repeated="1021"/>
        </table:table-row>
        <table:table-row table:style-name="ro3">
          <table:table-cell office:value-type="string">
            <text:p>event</text:p>
          </table:table-cell>
          <table:table-cell office:value-type="string">
            <text:p>day start 8</text:p>
          </table:table-cell>
          <table:table-cell office:value-type="string">
            <text:p>Hi, sweetie! You know, in the old days I would just make you an outfit out of mice and pumpkins, but I was threatened with a lawsuit, do you believe that? These goofy, phony property rules are just killing creativity.</text:p>
          </table:table-cell>
          <table:table-cell table:number-columns-repeated="1021"/>
        </table:table-row>
        <table:table-row table:style-name="ro3">
          <table:table-cell office:value-type="string">
            <text:p>event</text:p>
          </table:table-cell>
          <table:table-cell office:value-type="string">
            <text:p>day start 9</text:p>
          </table:table-cell>
          <table:table-cell office:value-type="string">
            <text:p>Hello, my little princess. You keep getting prettier with each passing day. I wish I was that much pretty, but I think I'll just have to be satisfed with my magic powers, flight ability and immortality.</text:p>
          </table:table-cell>
          <table:table-cell table:number-columns-repeated="1021"/>
        </table:table-row>
        <table:table-row table:style-name="ro2">
          <table:table-cell office:value-type="string">
            <text:p>event</text:p>
          </table:table-cell>
          <table:table-cell office:value-type="string">
            <text:p>day start 10</text:p>
          </table:table-cell>
          <table:table-cell office:value-type="string">
            <text:p>Good morning, sweetie! You did look wonderful last ball, but with a few more time and training, I bet you'll just explode with glamour. Oh, no, it doesn't hurt, sweetie, I swear.</text:p>
          </table:table-cell>
          <table:table-cell table:number-columns-repeated="1021"/>
        </table:table-row>
        <table:table-row table:style-name="ro2">
          <table:table-cell office:value-type="string">
            <text:p>event</text:p>
          </table:table-cell>
          <table:table-cell office:value-type="string">
            <text:p>day start 11</text:p>
          </table:table-cell>
          <table:table-cell office:value-type="string">
            <text:p>Hi, cutie face! You sure are glamorous enough for nobility, but want to test yourself against royalty? Maybe, some day, you'll even be a match for the fae.</text:p>
          </table:table-cell>
          <table:table-cell table:number-columns-repeated="1021"/>
        </table:table-row>
        <table:table-row table:style-name="ro2">
          <table:table-cell office:value-type="string">
            <text:p>event</text:p>
          </table:table-cell>
          <table:table-cell office:value-type="string">
            <text:p>day start 12</text:p>
          </table:table-cell>
          <table:table-cell office:value-type="string">
            <text:p>Ok, ok. I get it... But another ball, really? Don't you want to try someting different tonight? Maybe bowling...</text:p>
          </table:table-cell>
          <table:table-cell table:number-columns-repeated="1021"/>
        </table:table-row>
        <table:table-row table:style-name="ro3">
          <table:table-cell office:value-type="string">
            <text:p>event</text:p>
          </table:table-cell>
          <table:table-cell office:value-type="string">
            <text:p>day start 13</text:p>
          </table:table-cell>
          <table:table-cell office:value-type="string">
            <text:p>Hi, princess! You noticed the queen did not attend the last ball? Her magic mirror was unstable and crashing all the time, poor thing. If she had that penguin OS on it, she wouldn't have those problems. Wonder if the kernel supports divination well.</text:p>
          </table:table-cell>
          <table:table-cell table:number-columns-repeated="1021"/>
        </table:table-row>
        <table:table-row table:style-name="ro3">
          <table:table-cell office:value-type="string">
            <text:p>event</text:p>
          </table:table-cell>
          <table:table-cell office:value-type="string">
            <text:p>day start 14</text:p>
          </table:table-cell>
          <table:table-cell office:value-type="string">
            <text:p>Hello, cutest! Great ball last night, but the valse was rather lowsy. Maybe if they looked for music in jamendo.com... Oh, there are oh so many great bands there, as Ehma, Torley on Piano, Ceili Moss, Armolithae and Butterfly Tea. My oh my!</text:p>
          </table:table-cell>
          <table:table-cell table:number-columns-repeated="1021"/>
        </table:table-row>
        <table:table-row table:style-name="ro3">
          <table:table-cell office:value-type="string">
            <text:p>intro</text:p>
          </table:table-cell>
          <table:table-cell office:value-type="string">
            <text:p>first day a</text:p>
          </table:table-cell>
          <table:table-cell office:value-type="string">
            <text:p>Good morning, princess, and an oh so happy birthday, too! I can't believe you turned 16 already, and in such a beautiful day, too! Of course, now that that you're a lady, you should start attending the royal balls... oh, it'll be so exciting.</text:p>
          </table:table-cell>
          <table:table-cell table:number-columns-repeated="1021"/>
        </table:table-row>
        <table:table-row table:style-name="ro3">
          <table:table-cell office:value-type="string">
            <text:p>intro</text:p>
          </table:table-cell>
          <table:table-cell office:value-type="string">
            <text:p>first day b</text:p>
          </table:table-cell>
          <table:table-cell office:value-type="string">
            <text:p>For these balls, you'll get to dress up elegantly, match your outfit, wear make-up and dresses. Oh, I'm so jealous. You'll get to be really, really beautiful. Well, surely you look oh so beautiful already, no doubt about it...</text:p>
          </table:table-cell>
          <table:table-cell table:number-columns-repeated="1021"/>
        </table:table-row>
        <table:table-row table:style-name="ro3">
          <table:table-cell office:value-type="string">
            <text:p>intro</text:p>
          </table:table-cell>
          <table:table-cell office:value-type="string">
            <text:p>first day c</text:p>
          </table:table-cell>
          <table:table-cell office:value-type="string">
            <text:p>...but you know, that is not enough for the royal balls. For them, you'll have to be glamourous! Since it is your first ball ever, I was assigned to assist you in getting lovely, glamorous and stunning. And getting the hearts of the boys, too.</text:p>
          </table:table-cell>
          <table:table-cell table:number-columns-repeated="1021"/>
        </table:table-row>
        <table:table-row table:style-name="ro3">
          <table:table-cell office:value-type="string">
            <text:p>intro</text:p>
          </table:table-cell>
          <table:table-cell office:value-type="string">
            <text:p>first day d</text:p>
          </table:table-cell>
          <table:table-cell office:value-type="string">
            <text:p>You see, for every ball you should try to dress up wonderfully, which means selecting a nice DRESS, SHOES, MAKE-UP and ACCESSORY. You should wander around the city looking for them, and putting on those you like the best.</text:p>
          </table:table-cell>
          <table:table-cell table:number-columns-repeated="1021"/>
        </table:table-row>
        <table:table-row table:style-name="ro3">
          <table:table-cell office:value-type="string">
            <text:p>intro</text:p>
          </table:table-cell>
          <table:table-cell office:value-type="string">
            <text:p>first day e</text:p>
          </table:table-cell>
          <table:table-cell office:value-type="string">
            <text:p>Of course, other princesses are attending the ball, too, so you should try to avoid showing up with the same things they do. Pay them a visit to learn what they will be wearing, and also try to avoid using the same outfit two balls in a row.</text:p>
          </table:table-cell>
          <table:table-cell table:number-columns-repeated="1021"/>
        </table:table-row>
        <table:table-row table:style-name="ro3">
          <table:table-cell office:value-type="string">
            <text:p>intro</text:p>
          </table:table-cell>
          <table:table-cell office:value-type="string">
            <text:p>first day f</text:p>
          </table:table-cell>
          <table:table-cell office:value-type="string">
            <text:p>But caution, many dangers await! Well, not 'real' dangers, but there are many ways to get yourself dirty before the ball, and you should avoid that. Clean yourself at the bathhouse if you need, and use you cursor and irresistable kisses to help you keep clean.</text:p>
          </table:table-cell>
          <table:table-cell table:number-columns-repeated="1021"/>
        </table:table-row>
        <table:table-row table:style-name="ro3">
          <table:table-cell office:value-type="string">
            <text:p>intro</text:p>
          </table:table-cell>
          <table:table-cell office:value-type="string">
            <text:p>first day g</text:p>
          </table:table-cell>
          <table:table-cell office:value-type="string">
            <text:p>At the ball, you'll gain glamour points if your outfit differs from the other princesses', and you'll lose them if it doesn't. You'll loose an awful lot of glamour if you're dirty, so watch out. Uh, what...? What is glamour for, you ask?</text:p>
          </table:table-cell>
          <table:table-cell table:number-columns-repeated="1021"/>
        </table:table-row>
        <table:table-row table:style-name="ro3">
          <table:table-cell office:value-type="string">
            <text:p>intro</text:p>
          </table:table-cell>
          <table:table-cell office:value-type="string">
            <text:p>first day h</text:p>
          </table:table-cell>
          <table:table-cell office:value-type="string">
            <text:p>Oh, silly princess. Glamour is just... beautiful and divine. Ah, yes, it also draws the eyes and hearts of boys, although high-ranked nobility tends to be more used to it than lower rank. But I assure you even Prince Charming can fall for a glamorous girl.</text:p>
          </table:table-cell>
          <table:table-cell table:number-columns-repeated="1021"/>
        </table:table-row>
        <table:table-row table:style-name="ro2">
          <table:table-cell office:value-type="string">
            <text:p>intro</text:p>
          </table:table-cell>
          <table:table-cell office:value-type="string">
            <text:p>first day i</text:p>
          </table:table-cell>
          <table:table-cell office:value-type="string">
            <text:p>So let's get started, turning you from a cute, loving little princess into a wonderful, glamorous little princess. I'll be helping you on the way, so off we go.</text:p>
          </table:table-cell>
          <table:table-cell table:number-columns-repeated="1021"/>
        </table:table-row>
        <table:table-row table:style-name="ro1" table:number-rows-repeated="65479">
          <table:table-cell table:number-columns-repeated="1024"/>
        </table:table-row>
        <table:table-row table:style-name="ro1">
          <table:table-cell table:number-columns-repeated="1024"/>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table:database-ranges>
        <table:database-range table:target-range-address="Sheet1.B30:Sheet1.C3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30">30/05/2009</text:date>, <text:time>16:49: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0T10:14:55</meta:creation-date>
    <dc:date>2009-05-30T16:48:50</dc:date>
    <meta:editing-duration>PT06H32M11S</meta:editing-duration>
    <meta:editing-cycles>45</meta:editing-cycles>
    <meta:generator>OpenOffice.org/3.0$Unix OpenOffice.org_project/300m15$Build-9379</meta:generator>
    <meta:document-statistic meta:table-count="3" meta:cell-count="165" meta:object-count="0"/>
    <meta:user-defined meta:name="Info 1"/>
    <meta:user-defined meta:name="Info 2"/>
    <meta:user-defined meta:name="Info 3"/>
    <meta:user-defined meta:name="Info 4"/>
  </office:meta>
</office:document-meta>
</file>